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.getAtomic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isVariableAccessSer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isMember( Varia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Variab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.getPartnerLink( final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getIsolatedSco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getAlar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.isMember( CorrelationSet c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Ev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.isMember( PartnerLink 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Compensa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CorrelationSetDec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.Scope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PartnerLink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cope.getFaul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pe.getCorrelationSetDecl( final String s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getVariableDecl( final String va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ope.getTermina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